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==1、安装git==</text:p>
      <text:p text:style-name="Standard">##### 检查是否已安装</text:p>
      <text:p text:style-name="Standard">git --version</text:p>
      <text:p text:style-name="Standard"/>
      <text:p text:style-name="Standard">### 如果没安装，就安装 Git</text:p>
      <text:p text:style-name="Standard">sudo apt update</text:p>
      <text:p text:style-name="Standard">sudo apt install git</text:p>
      <text:p text:style-name="Standard"/>
      <text:p text:style-name="Standard">### ==2、克隆本地仓库==</text:p>
      <text:p text:style-name="Standard">###### 进入你想要存放的目录</text:p>
      <text:p text:style-name="Standard">cd ~（表示进入主目录） <text:s/></text:p>
      <text:p text:style-name="Standard">或者 cd ~/桌面 或其他目录</text:p>
      <text:p text:style-name="Standard"/>
      <text:p text:style-name="Standard">##### 克隆你的仓库（使用HTTPS链接）</text:p>
      <text:p text:style-name="Standard">git clone https://github.com/18420056885/obsidian_mdgit.git</text:p>
      <text:p text:style-name="Standard"/>
      <text:p text:style-name="Standard"/>
      <text:p text:style-name="Standard">### ==3、提交到 master 分支并推送新文件==</text:p>
      <text:p text:style-name="Standard">##### 添加所有新文件</text:p>
      <text:p text:style-name="Standard">git add .</text:p>
      <text:p text:style-name="Standard"/>
      <text:p text:style-name="Standard">##### 提交更改</text:p>
      <text:p text:style-name="Standard">git commit -m "首次提交 Obsidian 笔记"</text:p>
      <text:p text:style-name="Standard"/>
      <text:p text:style-name="Standard">##### 设置你的用户名</text:p>
      <text:p text:style-name="Standard">git config --global user.name "18420056885"</text:p>
      <text:p text:style-name="Standard"/>
      <text:p text:style-name="Standard">##### 设置你的邮箱（用 GitHub 注册邮箱）</text:p>
      <text:p text:style-name="Standard">git config --global user.email "3027885446@qq.com"</text:p>
      <text:p text:style-name="Standard"/>
      <text:p text:style-name="Standard">##### 创建并切换到 master 分支</text:p>
      <text:p text:style-name="Standard">git checkout -b master</text:p>
      <text:p text:style-name="Standard"/>
      <text:p text:style-name="Standard">##### 推送到 GitHub（使用 master 分支）</text:p>
      <text:p text:style-name="Standard">git push -u origin master</text:p>
      <text:p text:style-name="Standard"/>
      <text:p text:style-name="Standard">用户名：18420056885</text:p>
      <text:p text:style-name="Standard">个人令牌（key words）：见微信</text:p>
      <text:p text:style-name="Standard"/>
      <text:p text:style-name="Standard">### ==4、永久设置 Git 存储凭据==</text:p>
      <text:p text:style-name="Standard">##### 永久存储（加密的）</text:p>
      <text:p text:style-name="Standard">git config --global credential.helper store</text:p>
      <text:p text:style-name="Standard"/>
      <text:p text:style-name="Standard">##### 推送一次（输入用户名和令牌，之后会自动记住）</text:p>
      <text:p text:style-name="Standard">git push -u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0T19:26:39.110818479</meta:creation-date>
    <dc:date>2026-01-10T19:27:05.683442679</dc:date>
    <meta:editing-duration>PT26S</meta:editing-duration>
    <meta:editing-cycles>1</meta:editing-cycles>
    <meta:document-statistic meta:table-count="0" meta:image-count="0" meta:object-count="0" meta:page-count="1" meta:paragraph-count="32" meta:word-count="279" meta:character-count="732" meta:non-whitespace-character-count="659"/>
    <meta:generator>LibreOffice/6.4.7.2$Linux_X86_64 LibreOffice_project/40$Build-2</meta:generator>
  </office:meta>
</office:document-meta>
</file>